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diodo" table:style-name="ta1">
        <table:shapes>
          <draw:frame draw:z-index="0" draw:style-name="gr1" draw:text-style-name="P1" svg:width="6.2988in" svg:height="3.5429in" svg:x="4.3571in" svg:y="1.4622in">
            <draw:object draw:notify-on-update-of-ranges="'1 diodo'.C2:'1 diodo'.C41 '1 diodo'.D2:'1 diodo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-[.C2]/[.$G$5]+[.A2]/[.$G$5]" office:value-type="float" office:value="-0.0002" calcext:value-type="float">
            <text:p>-0.000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formula="of:=-[.C3]/[.$G$5]+[.A3]/[.$G$5]" office:value-type="float" office:value="-0.0006" calcext:value-type="float">
            <text:p>-0.000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formula="of:=-[.C4]/[.$G$5]+[.A4]/[.$G$5]" office:value-type="float" office:value="-0.0004" calcext:value-type="float">
            <text:p>-0.00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table:formula="of:=-[.C5]/[.$G$5]+[.A5]/[.$G$5]" office:value-type="float" office:value="-0.0006" calcext:value-type="float">
            <text:p>-0.0006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table:formula="of:=-[.C6]/[.$G$5]+[.A6]/[.$G$5]" office:value-type="float" office:value="-0.0002" calcext:value-type="float">
            <text:p>-0.000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8" calcext:value-type="float">
            <text:p>0.58</text:p>
          </table:table-cell>
          <table:table-cell table:formula="of:=-[.C7]/[.$G$5]+[.A7]/[.$G$5]" office:value-type="float" office:value="0.000200000000000001" calcext:value-type="float">
            <text:p>0.00020000000000000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table:formula="of:=-[.C8]/[.$G$5]+[.A8]/[.$G$5]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table:formula="of:=-[.C9]/[.$G$5]+[.A9]/[.$G$5]" office:value-type="float" office:value="0.0018" calcext:value-type="float">
            <text:p>0.001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formula="of:=-[.C10]/[.$G$5]+[.A10]/[.$G$5]" office:value-type="float" office:value="0.0026" calcext:value-type="float">
            <text:p>0.00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table:formula="of:=-[.C11]/[.$G$5]+[.A11]/[.$G$5]" office:value-type="float" office:value="0.0035" calcext:value-type="float">
            <text:p>0.0035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formula="of:=-[.C12]/[.$G$5]+[.A12]/[.$G$5]" office:value-type="float" office:value="0.0044" calcext:value-type="float">
            <text:p>0.0044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table:formula="of:=-[.C13]/[.$G$5]+[.A13]/[.$G$5]" office:value-type="float" office:value="0.0053" calcext:value-type="float">
            <text:p>0.005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table:formula="of:=-[.C14]/[.$G$5]+[.A14]/[.$G$5]" office:value-type="float" office:value="0.0062" calcext:value-type="float">
            <text:p>0.006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table:formula="of:=-[.C15]/[.$G$5]+[.A15]/[.$G$5]" office:value-type="float" office:value="0.0072" calcext:value-type="float">
            <text:p>0.007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formula="of:=-[.C16]/[.$G$5]+[.A16]/[.$G$5]" office:value-type="float" office:value="0.0081" calcext:value-type="float">
            <text:p>0.008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formula="of:=-[.C17]/[.$G$5]+[.A17]/[.$G$5]" office:value-type="float" office:value="0.0091" calcext:value-type="float">
            <text:p>0.009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table:formula="of:=-[.C18]/[.$G$5]+[.A18]/[.$G$5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8" calcext:value-type="float">
            <text:p>1.18</text:p>
          </table:table-cell>
          <table:table-cell office:value-type="float" office:value="0.7" calcext:value-type="float">
            <text:p>0.7</text:p>
          </table:table-cell>
          <table:table-cell table:formula="of:=-[.C19]/[.$G$5]+[.A19]/[.$G$5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254" calcext:value-type="float">
            <text:p>1.254</text:p>
          </table:table-cell>
          <table:table-cell office:value-type="float" office:value="0.706" calcext:value-type="float">
            <text:p>0.706</text:p>
          </table:table-cell>
          <table:table-cell table:formula="of:=-[.C20]/[.$G$5]+[.A20]/[.$G$5]" office:value-type="float" office:value="0.01194" calcext:value-type="float">
            <text:p>0.011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6" calcext:value-type="float">
            <text:p>1.366</text:p>
          </table:table-cell>
          <table:table-cell office:value-type="float" office:value="0.709" calcext:value-type="float">
            <text:p>0.709</text:p>
          </table:table-cell>
          <table:table-cell table:formula="of:=-[.C21]/[.$G$5]+[.A21]/[.$G$5]" office:value-type="float" office:value="0.01291" calcext:value-type="float">
            <text:p>0.01291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34" calcext:value-type="float">
            <text:p>1.434</text:p>
          </table:table-cell>
          <table:table-cell office:value-type="float" office:value="0.711" calcext:value-type="float">
            <text:p>0.711</text:p>
          </table:table-cell>
          <table:table-cell table:formula="of:=-[.C22]/[.$G$5]+[.A22]/[.$G$5]" office:value-type="float" office:value="0.01389" calcext:value-type="float">
            <text:p>0.0138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0.715" calcext:value-type="float">
            <text:p>0.715</text:p>
          </table:table-cell>
          <table:table-cell table:formula="of:=-[.C23]/[.$G$5]+[.A23]/[.$G$5]" office:value-type="float" office:value="0.01485" calcext:value-type="float">
            <text:p>0.01485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89" calcext:value-type="float">
            <text:p>1.589</text:p>
          </table:table-cell>
          <table:table-cell office:value-type="float" office:value="0.716" calcext:value-type="float">
            <text:p>0.716</text:p>
          </table:table-cell>
          <table:table-cell table:formula="of:=-[.C24]/[.$G$5]+[.A24]/[.$G$5]" office:value-type="float" office:value="0.01584" calcext:value-type="float">
            <text:p>0.0158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59" calcext:value-type="float">
            <text:p>1.759</text:p>
          </table:table-cell>
          <table:table-cell office:value-type="float" office:value="0.72" calcext:value-type="float">
            <text:p>0.72</text:p>
          </table:table-cell>
          <table:table-cell table:formula="of:=-[.C25]/[.$G$5]+[.A25]/[.$G$5]" office:value-type="float" office:value="0.0168" calcext:value-type="float">
            <text:p>0.0168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06" calcext:value-type="float">
            <text:p>1.806</text:p>
          </table:table-cell>
          <table:table-cell office:value-type="float" office:value="0.721" calcext:value-type="float">
            <text:p>0.721</text:p>
          </table:table-cell>
          <table:table-cell table:formula="of:=-[.C26]/[.$G$5]+[.A26]/[.$G$5]" office:value-type="float" office:value="0.01779" calcext:value-type="float">
            <text:p>0.01779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876" calcext:value-type="float">
            <text:p>1.876</text:p>
          </table:table-cell>
          <table:table-cell office:value-type="float" office:value="0.723" calcext:value-type="float">
            <text:p>0.723</text:p>
          </table:table-cell>
          <table:table-cell table:formula="of:=-[.C27]/[.$G$5]+[.A27]/[.$G$5]" office:value-type="float" office:value="0.01877" calcext:value-type="float">
            <text:p>0.01877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04" calcext:value-type="float">
            <text:p>2.04</text:p>
          </table:table-cell>
          <table:table-cell office:value-type="float" office:value="0.728" calcext:value-type="float">
            <text:p>0.728</text:p>
          </table:table-cell>
          <table:table-cell table:formula="of:=-[.C28]/[.$G$5]+[.A28]/[.$G$5]" office:value-type="float" office:value="0.01972" calcext:value-type="float">
            <text:p>0.01972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09" calcext:value-type="float">
            <text:p>2.09</text:p>
          </table:table-cell>
          <table:table-cell office:value-type="float" office:value="0.728" calcext:value-type="float">
            <text:p>0.728</text:p>
          </table:table-cell>
          <table:table-cell table:formula="of:=-[.C29]/[.$G$5]+[.A29]/[.$G$5]" office:value-type="float" office:value="0.02072" calcext:value-type="float">
            <text:p>0.0207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16" calcext:value-type="float">
            <text:p>2.16</text:p>
          </table:table-cell>
          <table:table-cell office:value-type="float" office:value="0.729" calcext:value-type="float">
            <text:p>0.729</text:p>
          </table:table-cell>
          <table:table-cell table:formula="of:=-[.C30]/[.$G$5]+[.A30]/[.$G$5]" office:value-type="float" office:value="0.02171" calcext:value-type="float">
            <text:p>0.021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0.731" calcext:value-type="float">
            <text:p>0.731</text:p>
          </table:table-cell>
          <table:table-cell table:formula="of:=-[.C31]/[.$G$5]+[.A31]/[.$G$5]" office:value-type="float" office:value="0.02269" calcext:value-type="float">
            <text:p>0.02269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table:formula="of:=-[.C32]/[.$G$5]+[.A32]/[.$G$5]" office:value-type="float" office:value="0.02368" calcext:value-type="float">
            <text:p>0.0236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0.734" calcext:value-type="float">
            <text:p>0.734</text:p>
          </table:table-cell>
          <table:table-cell table:formula="of:=-[.C33]/[.$G$5]+[.A33]/[.$G$5]" office:value-type="float" office:value="0.02466" calcext:value-type="float">
            <text:p>0.0246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6" calcext:value-type="float">
            <text:p>2.56</text:p>
          </table:table-cell>
          <table:table-cell office:value-type="float" office:value="0.737" calcext:value-type="float">
            <text:p>0.737</text:p>
          </table:table-cell>
          <table:table-cell table:formula="of:=-[.C34]/[.$G$5]+[.A34]/[.$G$5]" office:value-type="float" office:value="0.02563" calcext:value-type="float">
            <text:p>0.02563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63" calcext:value-type="float">
            <text:p>2.63</text:p>
          </table:table-cell>
          <table:table-cell office:value-type="float" office:value="0.738" calcext:value-type="float">
            <text:p>0.738</text:p>
          </table:table-cell>
          <table:table-cell table:formula="of:=-[.C35]/[.$G$5]+[.A35]/[.$G$5]" office:value-type="float" office:value="0.02662" calcext:value-type="float">
            <text:p>0.0266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0.739" calcext:value-type="float">
            <text:p>0.739</text:p>
          </table:table-cell>
          <table:table-cell table:formula="of:=-[.C36]/[.$G$5]+[.A36]/[.$G$5]" office:value-type="float" office:value="0.02761" calcext:value-type="float">
            <text:p>0.02761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8" calcext:value-type="float">
            <text:p>2.88</text:p>
          </table:table-cell>
          <table:table-cell office:value-type="float" office:value="0.74" calcext:value-type="float">
            <text:p>0.74</text:p>
          </table:table-cell>
          <table:table-cell table:formula="of:=-[.C37]/[.$G$5]+[.A37]/[.$G$5]" office:value-type="float" office:value="0.0286" calcext:value-type="float">
            <text:p>0.0286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0.742" calcext:value-type="float">
            <text:p>0.742</text:p>
          </table:table-cell>
          <table:table-cell table:formula="of:=-[.C38]/[.$G$5]+[.A38]/[.$G$5]" office:value-type="float" office:value="0.02958" calcext:value-type="float">
            <text:p>0.02958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07" calcext:value-type="float">
            <text:p>3.07</text:p>
          </table:table-cell>
          <table:table-cell office:value-type="float" office:value="0.743" calcext:value-type="float">
            <text:p>0.743</text:p>
          </table:table-cell>
          <table:table-cell table:formula="of:=-[.C39]/[.$G$5]+[.A39]/[.$G$5]" office:value-type="float" office:value="0.03057" calcext:value-type="float">
            <text:p>0.03057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16" calcext:value-type="float">
            <text:p>3.16</text:p>
          </table:table-cell>
          <table:table-cell office:value-type="float" office:value="0.744" calcext:value-type="float">
            <text:p>0.744</text:p>
          </table:table-cell>
          <table:table-cell table:formula="of:=-[.C40]/[.$G$5]+[.A40]/[.$G$5]" office:value-type="float" office:value="0.03156" calcext:value-type="float">
            <text:p>0.03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0.745" calcext:value-type="float">
            <text:p>0.745</text:p>
          </table:table-cell>
          <table:table-cell table:formula="of:=-[.C41]/[.$G$5]+[.A41]/[.$G$5]" office:value-type="float" office:value="0.03255" calcext:value-type="float">
            <text:p>0.03255</text:p>
          </table:table-cell>
          <table:table-cell table:number-columns-repeated="3"/>
        </table:table-row>
      </table:table>
      <table:table table:name="2 diodo serie" table:style-name="ta1">
        <table:shapes>
          <draw:frame draw:z-index="0" draw:style-name="gr1" draw:text-style-name="P1" svg:width="6.3004in" svg:height="3.5457in" svg:x="5.0303in" svg:y="2.2028in">
            <draw:object draw:notify-on-update-of-ranges="'2 diodo serie'.C2:'2 diodo serie'.C27 '2 diodo serie'.D2:'2 diodo serie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formula="of:=-[.C2]/[.$G$5]+[.A2]/[.$G$5]" office:value-type="float" office:value="-0.00044" calcext:value-type="float">
            <text:p>-0.0004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table:formula="of:=-[.C3]/[.$G$5]+[.A3]/[.$G$5]" office:value-type="float" office:value="-0.00091" calcext:value-type="float">
            <text:p>-0.0009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table:formula="of:=-[.C4]/[.$G$5]+[.A4]/[.$G$5]" office:value-type="float" office:value="-0.00022" calcext:value-type="float">
            <text:p>-0.0002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table:formula="of:=-[.C5]/[.$G$5]+[.A5]/[.$G$5]" office:value-type="float" office:value="-0.00077" calcext:value-type="float">
            <text:p>-0.00077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table:formula="of:=-[.C6]/[.$G$5]+[.A6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table:formula="of:=-[.C7]/[.$G$5]+[.A7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9" calcext:value-type="float">
            <text:p>0.769</text:p>
          </table:table-cell>
          <table:table-cell table:formula="of:=-[.C8]/[.$G$5]+[.A8]/[.$G$5]" office:value-type="float" office:value="-0.000689999999999999" calcext:value-type="float">
            <text:p>-0.00068999999999999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08" calcext:value-type="float">
            <text:p>0.908</text:p>
          </table:table-cell>
          <table:table-cell table:formula="of:=-[.C9]/[.$G$5]+[.A9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9" calcext:value-type="float">
            <text:p>0.029</text:p>
          </table:table-cell>
          <table:table-cell office:value-type="float" office:value="0.983" calcext:value-type="float">
            <text:p>0.983</text:p>
          </table:table-cell>
          <table:table-cell table:formula="of:=-[.C10]/[.$G$5]+[.A10]/[.$G$5]" office:value-type="float" office:value="-0.000829999999999997" calcext:value-type="float">
            <text:p>-0.0008299999999999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.009" calcext:value-type="float">
            <text:p>1.009</text:p>
          </table:table-cell>
          <table:table-cell table:formula="of:=-[.C11]/[.$G$5]+[.A11]/[.$G$5]" office:value-type="float" office:value="-0.0000899999999999946" calcext:value-type="float">
            <text:p>-8.99999999999946E-0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23" calcext:value-type="float">
            <text:p>0.123</text:p>
          </table:table-cell>
          <table:table-cell office:value-type="float" office:value="1.117" calcext:value-type="float">
            <text:p>1.117</text:p>
          </table:table-cell>
          <table:table-cell table:formula="of:=-[.C12]/[.$G$5]+[.A12]/[.$G$5]" office:value-type="float" office:value="0.000830000000000001" calcext:value-type="float">
            <text:p>0.00083000000000000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64" calcext:value-type="float">
            <text:p>0.264</text:p>
          </table:table-cell>
          <table:table-cell office:value-type="float" office:value="1.193" calcext:value-type="float">
            <text:p>1.193</text:p>
          </table:table-cell>
          <table:table-cell table:formula="of:=-[.C13]/[.$G$5]+[.A13]/[.$G$5]" office:value-type="float" office:value="0.00207" calcext:value-type="float">
            <text:p>0.00207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2" calcext:value-type="float">
            <text:p>0.372</text:p>
          </table:table-cell>
          <table:table-cell office:value-type="float" office:value="1.226" calcext:value-type="float">
            <text:p>1.226</text:p>
          </table:table-cell>
          <table:table-cell table:formula="of:=-[.C14]/[.$G$5]+[.A14]/[.$G$5]" office:value-type="float" office:value="0.00374" calcext:value-type="float">
            <text:p>0.00374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92" calcext:value-type="float">
            <text:p>0.592</text:p>
          </table:table-cell>
          <table:table-cell office:value-type="float" office:value="1.271" calcext:value-type="float">
            <text:p>1.271</text:p>
          </table:table-cell>
          <table:table-cell table:formula="of:=-[.C15]/[.$G$5]+[.A15]/[.$G$5]" office:value-type="float" office:value="0.00529" calcext:value-type="float">
            <text:p>0.005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float" office:value="1.292" calcext:value-type="float">
            <text:p>1.292</text:p>
          </table:table-cell>
          <table:table-cell table:formula="of:=-[.C16]/[.$G$5]+[.A16]/[.$G$5]" office:value-type="float" office:value="0.00708" calcext:value-type="float">
            <text:p>0.00708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27" calcext:value-type="float">
            <text:p>0.827</text:p>
          </table:table-cell>
          <table:table-cell office:value-type="float" office:value="1.306" calcext:value-type="float">
            <text:p>1.306</text:p>
          </table:table-cell>
          <table:table-cell table:formula="of:=-[.C17]/[.$G$5]+[.A17]/[.$G$5]" office:value-type="float" office:value="0.00894" calcext:value-type="float">
            <text:p>0.0089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84" calcext:value-type="float">
            <text:p>0.984</text:p>
          </table:table-cell>
          <table:table-cell office:value-type="float" office:value="1.328" calcext:value-type="float">
            <text:p>1.328</text:p>
          </table:table-cell>
          <table:table-cell table:formula="of:=-[.C18]/[.$G$5]+[.A18]/[.$G$5]" office:value-type="float" office:value="0.01072" calcext:value-type="float">
            <text:p>0.01072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39" calcext:value-type="float">
            <text:p>1.139</text:p>
          </table:table-cell>
          <table:table-cell office:value-type="float" office:value="1.347" calcext:value-type="float">
            <text:p>1.347</text:p>
          </table:table-cell>
          <table:table-cell table:formula="of:=-[.C19]/[.$G$5]+[.A19]/[.$G$5]" office:value-type="float" office:value="0.01253" calcext:value-type="float">
            <text:p>0.0125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5" calcext:value-type="float">
            <text:p>1.315</text:p>
          </table:table-cell>
          <table:table-cell office:value-type="float" office:value="1.367" calcext:value-type="float">
            <text:p>1.367</text:p>
          </table:table-cell>
          <table:table-cell table:formula="of:=-[.C20]/[.$G$5]+[.A20]/[.$G$5]" office:value-type="float" office:value="0.01433" calcext:value-type="float">
            <text:p>0.014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1.384" calcext:value-type="float">
            <text:p>1.384</text:p>
          </table:table-cell>
          <table:table-cell table:formula="of:=-[.C21]/[.$G$5]+[.A21]/[.$G$5]" office:value-type="float" office:value="0.01616" calcext:value-type="float">
            <text:p>0.0161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.422" calcext:value-type="float">
            <text:p>1.422</text:p>
          </table:table-cell>
          <table:table-cell table:formula="of:=-[.C22]/[.$G$5]+[.A22]/[.$G$5]" office:value-type="float" office:value="0.02078" calcext:value-type="float">
            <text:p>0.020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" calcext:value-type="float">
            <text:p>2.39</text:p>
          </table:table-cell>
          <table:table-cell office:value-type="float" office:value="1.445" calcext:value-type="float">
            <text:p>1.445</text:p>
          </table:table-cell>
          <table:table-cell table:formula="of:=-[.C23]/[.$G$5]+[.A23]/[.$G$5]" office:value-type="float" office:value="0.02555" calcext:value-type="float">
            <text:p>0.02555</text:p>
          </table:table-cell>
          <table:table-cell table:number-columns-repeated="3"/>
        </table:table-row>
      </table:table>
      <table:table table:name="2 diodo paralelo" table:style-name="ta1">
        <table:shapes>
          <draw:frame draw:z-index="0" draw:style-name="gr1" draw:text-style-name="P1" svg:width="6.3004in" svg:height="3.5457in" svg:x="4.4736in" svg:y="0.9283in">
            <draw:object draw:notify-on-update-of-ranges="'2 diodo paralelo'.C2:'2 diodo paralelo'.C23 '2 diodo paralelo'.D2:'2 diodo paralelo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formula="of:=-[.C2]/[.$G$5]+[.A2]/[.$G$5]" office:value-type="float" office:value="-0.00061" calcext:value-type="float">
            <text:p>-0.0006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table:formula="of:=-[.C3]/[.$G$5]+[.A3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1" calcext:value-type="float">
            <text:p>0.361</text:p>
          </table:table-cell>
          <table:table-cell table:formula="of:=-[.C4]/[.$G$5]+[.A4]/[.$G$5]" office:value-type="float" office:value="-0.000609999999999999" calcext:value-type="float">
            <text:p>-0.00060999999999999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" calcext:value-type="float">
            <text:p>0.012</text:p>
          </table:table-cell>
          <table:table-cell office:value-type="float" office:value="0.427" calcext:value-type="float">
            <text:p>0.427</text:p>
          </table:table-cell>
          <table:table-cell table:formula="of:=-[.C5]/[.$G$5]+[.A5]/[.$G$5]" office:value-type="float" office:value="-0.000269999999999999" calcext:value-type="float">
            <text:p>-0.000269999999999999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95" calcext:value-type="float">
            <text:p>0.495</text:p>
          </table:table-cell>
          <table:table-cell table:formula="of:=-[.C6]/[.$G$5]+[.A6]/[.$G$5]" office:value-type="float" office:value="0.0000500000000000006" calcext:value-type="float">
            <text:p>5.00000000000006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1" calcext:value-type="float">
            <text:p>0.521</text:p>
          </table:table-cell>
          <table:table-cell table:formula="of:=-[.C7]/[.$G$5]+[.A7]/[.$G$5]" office:value-type="float" office:value="0.00079" calcext:value-type="float">
            <text:p>0.000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536" calcext:value-type="float">
            <text:p>0.536</text:p>
          </table:table-cell>
          <table:table-cell table:formula="of:=-[.C8]/[.$G$5]+[.A8]/[.$G$5]" office:value-type="float" office:value="0.00164" calcext:value-type="float">
            <text:p>0.0016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6" calcext:value-type="float">
            <text:p>0.336</text:p>
          </table:table-cell>
          <table:table-cell office:value-type="float" office:value="0.559" calcext:value-type="float">
            <text:p>0.559</text:p>
          </table:table-cell>
          <table:table-cell table:formula="of:=-[.C9]/[.$G$5]+[.A9]/[.$G$5]" office:value-type="float" office:value="0.00241" calcext:value-type="float">
            <text:p>0.0024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04" calcext:value-type="float">
            <text:p>0.404</text:p>
          </table:table-cell>
          <table:table-cell office:value-type="float" office:value="0.568" calcext:value-type="float">
            <text:p>0.568</text:p>
          </table:table-cell>
          <table:table-cell table:formula="of:=-[.C10]/[.$G$5]+[.A10]/[.$G$5]" office:value-type="float" office:value="0.00332" calcext:value-type="float">
            <text:p>0.00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8" calcext:value-type="float">
            <text:p>0.58</text:p>
          </table:table-cell>
          <table:table-cell table:formula="of:=-[.C11]/[.$G$5]+[.A11]/[.$G$5]"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0.595" calcext:value-type="float">
            <text:p>0.595</text:p>
          </table:table-cell>
          <table:table-cell table:formula="of:=-[.C12]/[.$G$5]+[.A12]/[.$G$5]" office:value-type="float" office:value="0.00605" calcext:value-type="float">
            <text:p>0.0060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57" calcext:value-type="float">
            <text:p>0.757</text:p>
          </table:table-cell>
          <table:table-cell office:value-type="float" office:value="0.605" calcext:value-type="float">
            <text:p>0.605</text:p>
          </table:table-cell>
          <table:table-cell table:formula="of:=-[.C13]/[.$G$5]+[.A13]/[.$G$5]" office:value-type="float" office:value="0.00795" calcext:value-type="float">
            <text:p>0.0079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002" calcext:value-type="float">
            <text:p>1.002</text:p>
          </table:table-cell>
          <table:table-cell office:value-type="float" office:value="0.623" calcext:value-type="float">
            <text:p>0.623</text:p>
          </table:table-cell>
          <table:table-cell table:formula="of:=-[.C14]/[.$G$5]+[.A14]/[.$G$5]" office:value-type="float" office:value="0.00977" calcext:value-type="float">
            <text:p>0.00977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75" calcext:value-type="float">
            <text:p>1.175</text:p>
          </table:table-cell>
          <table:table-cell office:value-type="float" office:value="0.633" calcext:value-type="float">
            <text:p>0.633</text:p>
          </table:table-cell>
          <table:table-cell table:formula="of:=-[.C15]/[.$G$5]+[.A15]/[.$G$5]" office:value-type="float" office:value="0.01167" calcext:value-type="float">
            <text:p>0.01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5" calcext:value-type="float">
            <text:p>1.435</text:p>
          </table:table-cell>
          <table:table-cell office:value-type="float" office:value="0.647" calcext:value-type="float">
            <text:p>0.647</text:p>
          </table:table-cell>
          <table:table-cell table:formula="of:=-[.C16]/[.$G$5]+[.A16]/[.$G$5]" office:value-type="float" office:value="0.01353" calcext:value-type="float">
            <text:p>0.01353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8" calcext:value-type="float">
            <text:p>1.628</text:p>
          </table:table-cell>
          <table:table-cell office:value-type="float" office:value="0.655" calcext:value-type="float">
            <text:p>0.655</text:p>
          </table:table-cell>
          <table:table-cell table:formula="of:=-[.C17]/[.$G$5]+[.A17]/[.$G$5]" office:value-type="float" office:value="0.01545" calcext:value-type="float">
            <text:p>0.0154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34" calcext:value-type="float">
            <text:p>1.734</text:p>
          </table:table-cell>
          <table:table-cell office:value-type="float" office:value="0.659" calcext:value-type="float">
            <text:p>0.659</text:p>
          </table:table-cell>
          <table:table-cell table:formula="of:=-[.C18]/[.$G$5]+[.A18]/[.$G$5]" office:value-type="float" office:value="0.01741" calcext:value-type="float">
            <text:p>0.01741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916" calcext:value-type="float">
            <text:p>1.916</text:p>
          </table:table-cell>
          <table:table-cell office:value-type="float" office:value="0.667" calcext:value-type="float">
            <text:p>0.667</text:p>
          </table:table-cell>
          <table:table-cell table:formula="of:=-[.C19]/[.$G$5]+[.A19]/[.$G$5]" office:value-type="float" office:value="0.01933" calcext:value-type="float">
            <text:p>0.0193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18" calcext:value-type="float">
            <text:p>2.18</text:p>
          </table:table-cell>
          <table:table-cell office:value-type="float" office:value="0.674" calcext:value-type="float">
            <text:p>0.674</text:p>
          </table:table-cell>
          <table:table-cell table:formula="of:=-[.C20]/[.$G$5]+[.A20]/[.$G$5]" office:value-type="float" office:value="0.02126" calcext:value-type="float">
            <text:p>0.021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0.678" calcext:value-type="float">
            <text:p>0.678</text:p>
          </table:table-cell>
          <table:table-cell table:formula="of:=-[.C21]/[.$G$5]+[.A21]/[.$G$5]" office:value-type="float" office:value="0.02322" calcext:value-type="float">
            <text:p>0.0232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1" calcext:value-type="float">
            <text:p>2.81</text:p>
          </table:table-cell>
          <table:table-cell office:value-type="float" office:value="0.692" calcext:value-type="float">
            <text:p>0.692</text:p>
          </table:table-cell>
          <table:table-cell table:formula="of:=-[.C22]/[.$G$5]+[.A22]/[.$G$5]" office:value-type="float" office:value="0.02808" calcext:value-type="float">
            <text:p>0.028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.702" calcext:value-type="float">
            <text:p>0.702</text:p>
          </table:table-cell>
          <table:table-cell table:formula="of:=-[.C23]/[.$G$5]+[.A23]/[.$G$5]" office:value-type="float" office:value="0.03298" calcext:value-type="float">
            <text:p>0.032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09:22:09.352818467</meta:creation-date>
    <dc:date>2023-08-31T11:06:08.905683444</dc:date>
    <meta:editing-duration>PT1H44M14S</meta:editing-duration>
    <meta:editing-cycles>2</meta:editing-cycles>
    <meta:generator>LibreOffice/7.5.5.2$Linux_X86_64 LibreOffice_project/50$Build-2</meta:generator>
    <meta:document-statistic meta:table-count="3" meta:cell-count="35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1 diodo'.C2:'1 diodo'.D41" svg:x="0.32cm" svg:y="0.18cm" svg:width="13.097cm" svg:height="8.64cm">
          <chart:coordinate-region svg:x="1.524cm" svg:y="0.38cm" svg:width="11.65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diodo'.D2:'1 diodo'.D41" chart:class="chart:scatter">
            <chart:domain table:cell-range-address="'1 diodo'.C2:'1 diodo'.C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'1 diodo'.C2:'1 diodo'.C41</svg:desc>
                </draw:g>
              </table:table-cell>
              <table:table-cell office:value-type="float" office:value="-0.0002">
                <text:p>-0.0002</text:p>
                <draw:g>
                  <svg:desc>'1 diodo'.D2:'1 diodo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200000000000001">
                <text:p>0.0002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">
                <text:p>0.6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">
                <text:p>0.706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0.01291">
                <text:p>0.0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1">
                <text:p>0.711</text:p>
              </table:table-cell>
              <table:table-cell office:value-type="float" office:value="0.01389">
                <text:p>0.01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5">
                <text:p>0.715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6">
                <text:p>0.716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1">
                <text:p>0.721</text:p>
              </table:table-cell>
              <table:table-cell office:value-type="float" office:value="0.01779">
                <text:p>0.01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3">
                <text:p>0.723</text:p>
              </table:table-cell>
              <table:table-cell office:value-type="float" office:value="0.01877">
                <text:p>0.0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8">
                <text:p>0.728</text:p>
              </table:table-cell>
              <table:table-cell office:value-type="float" office:value="0.01972">
                <text:p>0.01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8">
                <text:p>0.728</text:p>
              </table:table-cell>
              <table:table-cell office:value-type="float" office:value="0.02072">
                <text:p>0.02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9">
                <text:p>0.729</text:p>
              </table:table-cell>
              <table:table-cell office:value-type="float" office:value="0.02171">
                <text:p>0.0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1">
                <text:p>0.731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2">
                <text:p>0.732</text:p>
              </table:table-cell>
              <table:table-cell office:value-type="float" office:value="0.02368">
                <text:p>0.02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4">
                <text:p>0.734</text:p>
              </table:table-cell>
              <table:table-cell office:value-type="float" office:value="0.02466">
                <text:p>0.02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7">
                <text:p>0.737</text:p>
              </table:table-cell>
              <table:table-cell office:value-type="float" office:value="0.02563">
                <text:p>0.02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8">
                <text:p>0.738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9">
                <text:p>0.739</text:p>
              </table:table-cell>
              <table:table-cell office:value-type="float" office:value="0.02761">
                <text:p>0.02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">
                <text:p>0.74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2">
                <text:p>0.742</text:p>
              </table:table-cell>
              <table:table-cell office:value-type="float" office:value="0.02958">
                <text:p>0.02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3">
                <text:p>0.743</text:p>
              </table:table-cell>
              <table:table-cell office:value-type="float" office:value="0.03057">
                <text:p>0.03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4">
                <text:p>0.744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5">
                <text:p>0.745</text:p>
              </table:table-cell>
              <table:table-cell office:value-type="float" office:value="0.03255">
                <text:p>0.03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serie'.C2:'2 diodo serie'.D27" svg:x="0.32cm" svg:y="0.18cm" svg:width="13.101cm" svg:height="8.647cm">
          <chart:coordinate-region svg:x="1.524cm" svg:y="0.379cm" svg:width="11.657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 diodo serie'.D2:'2 diodo serie'.D27" chart:class="chart:scatter">
            <chart:domain table:cell-range-address="'2 diodo serie'.C2:'2 diodo serie'.C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4">
                <text:p>0.144</text:p>
                <draw:g>
                  <svg:desc>'2 diodo serie'.C2:'2 diodo serie'.C27</svg:desc>
                </draw:g>
              </table:table-cell>
              <table:table-cell office:value-type="float" office:value="-0.00044">
                <text:p>-0.00044</text:p>
                <draw:g>
                  <svg:desc>'2 diodo serie'.D2:'2 diodo serie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1">
                <text:p>0.291</text:p>
              </table:table-cell>
              <table:table-cell office:value-type="float" office:value="-0.00091">
                <text:p>-0.00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">
                <text:p>0.322</text:p>
              </table:table-cell>
              <table:table-cell office:value-type="float" office:value="-0.00022">
                <text:p>-0.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">
                <text:p>0.477</text:p>
              </table:table-cell>
              <table:table-cell office:value-type="float" office:value="-0.00077">
                <text:p>-0.00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">
                <text:p>0.6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">
                <text:p>0.6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9">
                <text:p>0.769</text:p>
              </table:table-cell>
              <table:table-cell office:value-type="float" office:value="-0.000689999999999999">
                <text:p>-0.00068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">
                <text:p>0.9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">
                <text:p>0.983</text:p>
              </table:table-cell>
              <table:table-cell office:value-type="float" office:value="-0.000829999999999997">
                <text:p>-0.0008299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9">
                <text:p>1.009</text:p>
              </table:table-cell>
              <table:table-cell office:value-type="float" office:value="-0.0000899999999999946">
                <text:p>-0.0000899999999999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7">
                <text:p>1.117</text:p>
              </table:table-cell>
              <table:table-cell office:value-type="float" office:value="0.000830000000000001">
                <text:p>0.0008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">
                <text:p>1.193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6">
                <text:p>1.226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1">
                <text:p>1.271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2">
                <text:p>1.292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6">
                <text:p>1.306</text:p>
              </table:table-cell>
              <table:table-cell office:value-type="float" office:value="0.00894">
                <text:p>0.00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8">
                <text:p>1.328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">
                <text:p>1.347</text:p>
              </table:table-cell>
              <table:table-cell office:value-type="float" office:value="0.01253">
                <text:p>0.01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67">
                <text:p>1.367</text:p>
              </table:table-cell>
              <table:table-cell office:value-type="float" office:value="0.01433">
                <text:p>0.01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4">
                <text:p>1.384</text:p>
              </table:table-cell>
              <table:table-cell office:value-type="float" office:value="0.01616">
                <text:p>0.0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">
                <text:p>1.422</text:p>
              </table:table-cell>
              <table:table-cell office:value-type="float" office:value="0.02078">
                <text:p>0.02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">
                <text:p>1.445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paralelo'.C2:'2 diodo paralelo'.D23" svg:x="0.32cm" svg:y="0.18cm" svg:width="13.101cm" svg:height="8.647cm">
          <chart:coordinate-region svg:x="1.524cm" svg:y="0.38cm" svg:width="11.65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 diodo paralelo'.D2:'2 diodo paralelo'.D23" chart:class="chart:scatter">
            <chart:domain table:cell-range-address="'2 diodo paralelo'.C2:'2 diodo paralelo'.C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">
                <text:p>0.161</text:p>
                <draw:g>
                  <svg:desc>'2 diodo paralelo'.C2:'2 diodo paralelo'.C23</svg:desc>
                </draw:g>
              </table:table-cell>
              <table:table-cell office:value-type="float" office:value="-0.00061">
                <text:p>-0.00061</text:p>
                <draw:g>
                  <svg:desc>'2 diodo paralelo'.D2:'2 diodo paralelo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4">
                <text:p>0.2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1">
                <text:p>0.361</text:p>
              </table:table-cell>
              <table:table-cell office:value-type="float" office:value="-0.000609999999999999">
                <text:p>-0.00060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7">
                <text:p>0.427</text:p>
              </table:table-cell>
              <table:table-cell office:value-type="float" office:value="-0.000269999999999999">
                <text:p>-0.00026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">
                <text:p>0.495</text:p>
              </table:table-cell>
              <table:table-cell office:value-type="float" office:value="0.0000500000000000006">
                <text:p>0.00005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1">
                <text:p>0.521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">
                <text:p>0.53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">
                <text:p>0.559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8">
                <text:p>0.568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5">
                <text:p>0.605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3">
                <text:p>0.623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3">
                <text:p>0.633</text:p>
              </table:table-cell>
              <table:table-cell office:value-type="float" office:value="0.01167">
                <text:p>0.01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">
                <text:p>0.647</text:p>
              </table:table-cell>
              <table:table-cell office:value-type="float" office:value="0.01353">
                <text:p>0.0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5">
                <text:p>0.655</text:p>
              </table:table-cell>
              <table:table-cell office:value-type="float" office:value="0.01545">
                <text:p>0.01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">
                <text:p>0.659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0.01933">
                <text:p>0.01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">
                <text:p>0.674</text:p>
              </table:table-cell>
              <table:table-cell office:value-type="float" office:value="0.02126">
                <text:p>0.02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8">
                <text:p>0.678</text:p>
              </table:table-cell>
              <table:table-cell office:value-type="float" office:value="0.02322">
                <text:p>0.02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2">
                <text:p>0.692</text:p>
              </table:table-cell>
              <table:table-cell office:value-type="float" office:value="0.02808">
                <text:p>0.02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2">
                <text:p>0.702</text:p>
              </table:table-cell>
              <table:table-cell office:value-type="float" office:value="0.03298">
                <text:p>0.03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